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vertical-align="middle"/>
    </style:style>
    <style:style style:name="gr2" style:family="graphic" style:parent-style-name="standard">
      <style:graphic-properties draw:fill-color="#00dcff" draw:textarea-vertical-align="middle" draw:shadow="hidden"/>
    </style:style>
    <style:style style:name="gr3" style:family="graphic" style:parent-style-name="standard">
      <style:graphic-properties draw:fill-color="#ffcc99" draw:textarea-vertical-align="middle"/>
    </style:style>
    <style:style style:name="gr4" style:family="graphic" style:parent-style-name="standard">
      <style:graphic-properties draw:fill="solid" draw:fill-color="#cccc00" draw:textarea-vertical-align="middle"/>
    </style:style>
    <style:style style:name="gr5" style:family="graphic" style:parent-style-name="standard">
      <style:graphic-properties draw:fill-color="#e6e6ff" draw:textarea-vertical-align="middle"/>
    </style:style>
    <style:style style:name="gr6" style:family="graphic" style:parent-style-name="standard">
      <style:graphic-properties draw:fill="solid" draw:fill-color="#e6e6ff" draw:textarea-vertical-align="middle"/>
    </style:style>
    <style:style style:name="gr7" style:family="graphic" style:parent-style-name="objectwithoutfill">
      <style:graphic-properties draw:marker-end="Arrow" draw:marker-end-width="0.3cm" draw:fill="solid" draw:fill-color="#00dcff" draw:textarea-vertical-align="middle" draw:shadow="hidden"/>
    </style:style>
    <style:style style:name="gr8" style:family="graphic" style:parent-style-name="objectwithoutfill">
      <style:graphic-properties draw:marker-end="Arrow" draw:marker-end-width="0.3cm" draw:fill="solid" draw:fill-color="#e6ff00" draw:textarea-vertical-align="middle"/>
    </style:style>
    <style:style style:name="gr9" style:family="graphic" style:parent-style-name="objectwithoutfill">
      <style:graphic-properties draw:marker-end="Arrow" draw:marker-end-width="0.3cm" draw:fill="solid" draw:fill-color="#cccc00" draw:textarea-vertical-align="middle"/>
    </style:style>
    <style:style style:name="gr10" style:family="graphic" style:parent-style-name="objectwithoutfill">
      <style:graphic-properties draw:marker-end="Arrow" draw:marker-end-width="0.3cm" draw:fill="solid" draw:fill-color="#e6e6ff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e6e64c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808019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ccc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0" draw:id="id10" draw:layer="layout" svg:width="3.148cm" svg:height="1.255cm" svg:x="2.122cm" svg:y="10.337cm">
          <text:p text:style-name="P1"><text:span text:style-name="T1">Biosample</text:span></text:p>
        </draw:rect>
        <draw:rect draw:style-name="gr1" draw:text-style-name="P1" xml:id="id9" draw:id="id9" draw:layer="layout" svg:width="3.148cm" svg:height="1.255cm" svg:x="13.5cm" svg:y="10.445cm">
          <text:p text:style-name="P1"><text:span text:style-name="T1">Biotype</text:span></text:p>
        </draw:rect>
        <draw:rect draw:style-name="gr1" draw:text-style-name="P1" xml:id="id8" draw:id="id8" draw:layer="layout" svg:width="4.148cm" svg:height="1.255cm" svg:x="15.052cm" svg:y="12.345cm">
          <text:p text:style-name="P1"><text:span text:style-name="T1">Biotype_metadata</text:span></text:p>
        </draw:rect>
        <draw:rect draw:style-name="gr2" draw:text-style-name="P1" xml:id="id2" draw:id="id2" draw:layer="layout" svg:width="3.148cm" svg:height="1.255cm" svg:x="2.1cm" svg:y="1.355cm">
          <text:p text:style-name="P1"><text:span text:style-name="T1">Study</text:span></text:p>
        </draw:rect>
        <draw:rect draw:style-name="gr2" draw:text-style-name="P1" xml:id="id3" draw:id="id3" draw:layer="layout" svg:width="3.148cm" svg:height="1.255cm" svg:x="7.6cm" svg:y="1.4cm">
          <text:p text:style-name="P1"><text:span text:style-name="T1">Study_phase</text:span></text:p>
        </draw:rect>
        <draw:rect draw:style-name="gr2" draw:text-style-name="P1" xml:id="id4" draw:id="id4" draw:layer="layout" svg:width="3.148cm" svg:height="1.255cm" svg:x="7.648cm" svg:y="3.3cm">
          <text:p text:style-name="P1"><text:span text:style-name="T1">Study_group</text:span></text:p>
        </draw:rect>
        <draw:rect draw:style-name="gr2" draw:text-style-name="P1" xml:id="id1" draw:id="id1" draw:layer="layout" svg:width="3.148cm" svg:height="1.255cm" svg:x="2.552cm" svg:y="4.445cm">
          <text:p text:style-name="P1"><text:span text:style-name="T1">Study_action</text:span></text:p>
        </draw:rect>
        <draw:rect draw:style-name="gr2" draw:text-style-name="P1" xml:id="id5" draw:id="id5" draw:layer="layout" svg:width="4.9cm" svg:height="1.255cm" svg:x="7.6cm" svg:y="5.345cm">
          <text:p text:style-name="P1"><text:span text:style-name="T1">Study_namedtreatment</text:span></text:p>
        </draw:rect>
        <draw:rect draw:style-name="gr2" draw:text-style-name="P1" xml:id="id6" draw:id="id6" draw:layer="layout" svg:width="4.9cm" svg:height="1.255cm" svg:x="7.6cm" svg:y="7.145cm">
          <text:p text:style-name="P1"><text:span text:style-name="T1">Study_namedsampling</text:span></text:p>
        </draw:rect>
        <draw:rect draw:style-name="gr2" draw:text-style-name="P1" xml:id="id7" draw:id="id7" draw:layer="layout" svg:width="4.9cm" svg:height="1.255cm" svg:x="14.2cm" svg:y="7.159cm">
          <text:p text:style-name="P1"><text:span text:style-name="T1">Study_sampling</text:span></text:p>
        </draw:rect>
        <draw:rect draw:style-name="gr3" draw:text-style-name="P1" xml:id="id17" draw:id="id17" draw:layer="layout" svg:width="3.148cm" svg:height="1.255cm" svg:x="2.1cm" svg:y="14.645cm">
          <text:p text:style-name="P1"><text:span text:style-name="T1">Biolocation</text:span></text:p>
        </draw:rect>
        <draw:rect draw:style-name="gr4" draw:text-style-name="P1" xml:id="id13" draw:id="id13" draw:layer="layout" svg:width="3.148cm" svg:height="1.255cm" svg:x="2.1cm" svg:y="18.645cm">
          <text:p text:style-name="P1"><text:span text:style-name="T1">Assay_result</text:span></text:p>
        </draw:rect>
        <draw:rect draw:style-name="gr4" draw:text-style-name="P1" xml:id="id12" draw:id="id12" draw:layer="layout" svg:width="3.148cm" svg:height="1.255cm" svg:x="13.4cm" svg:y="18.645cm">
          <text:p text:style-name="P1"><text:span text:style-name="T1">Assay</text:span></text:p>
        </draw:rect>
        <draw:rect draw:style-name="gr4" draw:text-style-name="P1" xml:id="id11" draw:id="id11" draw:layer="layout" svg:width="4.948cm" svg:height="1.255cm" svg:x="14.9cm" svg:y="20.6cm">
          <text:p text:style-name="P1"><text:span text:style-name="T1">Assay_attribute</text:span></text:p>
        </draw:rect>
        <draw:rect draw:style-name="gr4" draw:text-style-name="P1" xml:id="id14" draw:id="id14" draw:layer="layout" svg:width="4.948cm" svg:height="1.255cm" svg:x="3.504cm" svg:y="20.555cm">
          <text:p text:style-name="P1"><text:span text:style-name="T1">Assay_result_value</text:span></text:p>
        </draw:rect>
        <draw:rect draw:style-name="gr5" draw:text-style-name="P1" xml:id="id18" draw:id="id18" draw:layer="layout" svg:width="4.948cm" svg:height="1.255cm" svg:x="14.2cm" svg:y="24.5cm">
          <text:p text:style-name="P1"><text:span text:style-name="T1">Document</text:span></text:p>
        </draw:rect>
        <draw:rect draw:style-name="gr5" draw:text-style-name="P1" draw:layer="layout" svg:width="4.948cm" svg:height="1.255cm" svg:x="14.2cm" svg:y="26.745cm">
          <text:p text:style-name="P1"><text:span text:style-name="T1">Sprit_Property</text:span></text:p>
        </draw:rect>
        <draw:rect draw:style-name="gr6" draw:text-style-name="P1" xml:id="id15" draw:id="id15" draw:layer="layout" svg:width="3.9cm" svg:height="1.255cm" svg:x="3cm" svg:y="26.6cm">
          <text:p text:style-name="P1"><text:span text:style-name="T1">Employee</text:span></text:p>
        </draw:rect>
        <draw:rect draw:style-name="gr6" draw:text-style-name="P1" xml:id="id16" draw:id="id16" draw:layer="layout" svg:width="3.9cm" svg:height="1.255cm" svg:x="3cm" svg:y="24.145cm">
          <text:p text:style-name="P1"><text:span text:style-name="T1">Employee_group</text:span></text:p>
        </draw:rect>
        <draw:connector draw:style-name="gr7" draw:text-style-name="P2" draw:layer="layout" draw:type="line" svg:x1="4.126cm" svg:y1="4.445cm" svg:x2="3.674cm" svg:y2="2.61cm" draw:start-shape="id1" draw:start-glue-point="0" draw:end-shape="id2" draw:end-glue-point="2" svg:d="m4126 4445-452-1835">
          <text:p/>
        </draw:connector>
        <draw:connector draw:style-name="gr7" draw:text-style-name="P2" draw:layer="layout" draw:type="line" svg:x1="7.6cm" svg:y1="2.027cm" svg:x2="5.248cm" svg:y2="1.982cm" draw:start-shape="id3" draw:start-glue-point="3" draw:end-shape="id2" draw:end-glue-point="1" svg:d="m7600 2027-2352-45">
          <text:p/>
        </draw:connector>
        <draw:connector draw:style-name="gr7" draw:text-style-name="P2" draw:layer="layout" draw:type="line" svg:x1="7.648cm" svg:y1="3.927cm" svg:x2="5.248cm" svg:y2="1.982cm" draw:start-shape="id4" draw:start-glue-point="3" draw:end-shape="id2" draw:end-glue-point="1" svg:d="m7648 3927-2400-1945">
          <text:p/>
        </draw:connector>
        <draw:connector draw:style-name="gr7" draw:text-style-name="P2" draw:layer="layout" draw:type="line" svg:x1="7.6cm" svg:y1="5.972cm" svg:x2="5.248cm" svg:y2="1.982cm" draw:start-shape="id5" draw:start-glue-point="3" draw:end-shape="id2" svg:d="m7600 5972-2352-3990">
          <text:p/>
        </draw:connector>
        <draw:connector draw:style-name="gr7" draw:text-style-name="P2" draw:layer="layout" draw:type="line" svg:x1="7.6cm" svg:y1="7.772cm" svg:x2="5.248cm" svg:y2="1.982cm" draw:start-shape="id6" draw:start-glue-point="3" draw:end-shape="id2" draw:end-glue-point="1" svg:d="m7600 7772-2352-5790">
          <text:p/>
        </draw:connector>
        <draw:connector draw:style-name="gr7" draw:text-style-name="P2" draw:layer="layout" draw:type="line" svg:x1="14.2cm" svg:y1="7.786cm" svg:x2="12.5cm" svg:y2="7.772cm" draw:start-shape="id7" draw:start-glue-point="3" draw:end-shape="id6" draw:end-glue-point="1" svg:d="m14200 7786-1700-14">
          <text:p/>
        </draw:connector>
        <draw:connector draw:style-name="gr7" draw:text-style-name="P2" draw:layer="layout" draw:type="curve" svg:x1="19.1cm" svg:y1="7.786cm" svg:x2="16.65cm" svg:y2="7.159cm" draw:start-shape="id7" draw:start-glue-point="1" draw:end-shape="id7" draw:end-glue-point="0" svg:d="m19100 7786c751 0 626-564-174-909s-2276-469-2276 282">
          <text:p/>
        </draw:connector>
        <draw:connector draw:style-name="gr8" draw:text-style-name="P2" draw:layer="layout" draw:type="line" svg:x1="17.126cm" svg:y1="12.345cm" svg:x2="15.074cm" svg:y2="11.7cm" draw:start-shape="id8" draw:start-glue-point="0" draw:end-shape="id9" draw:end-glue-point="2" svg:d="m17126 12345-2052-645">
          <text:p/>
        </draw:connector>
        <draw:connector draw:style-name="gr8" draw:text-style-name="P2" draw:layer="layout" draw:type="line" svg:x1="5.27cm" svg:y1="10.964cm" svg:x2="13.5cm" svg:y2="11.072cm" draw:start-shape="id10" draw:start-glue-point="1" draw:end-shape="id9" draw:end-glue-point="3" svg:d="m5270 10964 8230 108">
          <text:p/>
        </draw:connector>
        <draw:connector draw:style-name="gr9" draw:text-style-name="P2" draw:layer="layout" draw:type="line" svg:x1="17.374cm" svg:y1="20.6cm" svg:x2="14.974cm" svg:y2="19.9cm" draw:start-shape="id11" draw:start-glue-point="0" draw:end-shape="id12" draw:end-glue-point="2" svg:d="m17374 20600-2400-700">
          <text:p/>
        </draw:connector>
        <draw:connector draw:style-name="gr9" draw:text-style-name="P2" draw:layer="layout" draw:type="line" svg:x1="5.248cm" svg:y1="19.272cm" svg:x2="13.4cm" svg:y2="19.272cm" draw:start-shape="id13" draw:start-glue-point="1" draw:end-shape="id12" draw:end-glue-point="3" svg:d="m5248 19272h8152">
          <text:p/>
        </draw:connector>
        <draw:connector draw:style-name="gr9" draw:text-style-name="P2" draw:layer="layout" draw:type="line" svg:x1="5.978cm" svg:y1="20.555cm" svg:x2="3.674cm" svg:y2="19.9cm" draw:start-shape="id14" draw:start-glue-point="0" draw:end-shape="id13" draw:end-glue-point="2" svg:d="m5978 20555-2304-655">
          <text:p/>
        </draw:connector>
        <draw:connector draw:style-name="gr9" draw:text-style-name="P2" draw:layer="layout" draw:type="line" svg:x1="8.452cm" svg:y1="21.182cm" svg:x2="14.9cm" svg:y2="21.227cm" draw:start-shape="id14" draw:start-glue-point="1" draw:end-shape="id11" svg:d="m8452 21182 6448 45">
          <text:p/>
        </draw:connector>
        <draw:connector draw:style-name="gr10" draw:text-style-name="P2" draw:layer="layout" draw:type="line" svg:x1="4.95cm" svg:y1="26.6cm" svg:x2="4.95cm" svg:y2="25.4cm" draw:start-shape="id15" draw:start-glue-point="0" draw:end-shape="id16" draw:end-glue-point="2" svg:d="m4950 26600v-1200">
          <text:p/>
        </draw:connector>
        <draw:connector draw:style-name="gr11" draw:text-style-name="P2" draw:layer="layout" draw:type="curve" svg:x1="5.248cm" svg:y1="15.272cm" svg:x2="3.674cm" svg:y2="14.645cm" draw:start-shape="id17" draw:start-glue-point="1" draw:end-shape="id17" draw:end-glue-point="0" svg:d="m5248 15272c751 0 626-564 45-909s-1619-469-1619 282">
          <text:p/>
        </draw:connector>
        <draw:connector draw:style-name="gr12" draw:text-style-name="P2" draw:layer="layout" draw:type="curve" svg:x1="5.27cm" svg:y1="10.964cm" svg:x2="3.696cm" svg:y2="10.337cm" draw:start-shape="id10" draw:start-glue-point="1" draw:end-shape="id10" draw:end-glue-point="0" svg:d="m5270 10964c751 0 626-564 45-909s-1619-469-1619 282">
          <text:p/>
        </draw:connector>
        <draw:connector draw:style-name="gr13" draw:text-style-name="P2" draw:layer="layout" draw:type="curve" svg:x1="5.27cm" svg:y1="10.964cm" svg:x2="7.6cm" svg:y2="2.027cm" draw:start-shape="id10" draw:start-glue-point="1" draw:end-shape="id3" draw:end-glue-point="3" svg:d="m5270 10964c1747 0 583-8937 2330-8937">
          <text:p/>
        </draw:connector>
        <draw:connector draw:style-name="gr13" draw:text-style-name="P2" draw:layer="layout" draw:type="curve" draw:line-skew="0.378cm" svg:x1="5.147cm" svg:y1="11.127cm" svg:x2="7.648cm" svg:y2="3.927cm" draw:end-shape="id4" draw:end-glue-point="3" svg:d="m5147 11127c2067 0 817-7200 2501-7200">
          <text:p/>
        </draw:connector>
        <draw:connector draw:style-name="gr13" draw:text-style-name="P2" draw:layer="layout" draw:type="curve" svg:x1="2.122cm" svg:y1="10.964cm" svg:x2="2.1cm" svg:y2="1.982cm" draw:start-shape="id10" draw:start-glue-point="3" draw:end-shape="id2" svg:d="m2122 10964c-784 0-773-8982-22-8982">
          <text:p/>
        </draw:connector>
        <draw:connector draw:style-name="gr13" draw:text-style-name="P2" draw:layer="layout" draw:type="curve" svg:x1="3.696cm" svg:y1="11.592cm" svg:x2="3.674cm" svg:y2="14.645cm" draw:start-shape="id10" draw:start-glue-point="2" draw:end-shape="id17" svg:d="m3696 11592c0 2290-22 764-22 3053">
          <text:p/>
        </draw:connector>
        <draw:connector draw:style-name="gr14" draw:text-style-name="P2" draw:layer="layout" draw:type="curve" draw:line-skew="0.171cm" svg:x1="2.1cm" svg:y1="19.272cm" svg:x2="2.122cm" svg:y2="10.964cm" draw:start-shape="id13" draw:start-glue-point="3" draw:end-shape="id10" svg:d="m2100 19272c-495 0-506-8308 22-8308">
          <text:p/>
        </draw:connector>
        <draw:connector draw:style-name="gr14" draw:text-style-name="P2" draw:layer="layout" draw:type="curve" svg:x1="5.248cm" svg:y1="19.272cm" svg:x2="7.6cm" svg:y2="2.027cm" draw:start-shape="id13" draw:start-glue-point="1" draw:end-shape="id3" svg:d="m5248 19272c1764 0 588-17245 2352-17245">
          <text:p/>
        </draw:connector>
        <draw:connector draw:style-name="gr15" draw:text-style-name="P2" draw:layer="layout" draw:type="curve" svg:x1="16.65cm" svg:y1="8.414cm" svg:x2="15.074cm" svg:y2="10.445cm" draw:start-shape="id7" draw:start-glue-point="2" draw:end-shape="id9" svg:d="m16650 8414c0 1524-1576 509-1576 2031">
          <text:p/>
        </draw:connector>
        <draw:connector draw:style-name="gr12" draw:text-style-name="P2" draw:layer="layout" draw:type="line" svg:x1="5.7cm" svg:y1="5.072cm" svg:x2="7.6cm" svg:y2="2.027cm" draw:start-shape="id1" draw:start-glue-point="1" draw:end-shape="id3" svg:d="m5700 5072 1900-3045">
          <text:p/>
        </draw:connector>
        <draw:connector draw:style-name="gr12" draw:text-style-name="P2" draw:layer="layout" draw:type="line" svg:x1="5.7cm" svg:y1="5.072cm" svg:x2="7.648cm" svg:y2="3.927cm" draw:start-shape="id1" draw:start-glue-point="1" draw:end-shape="id4" draw:end-glue-point="3" svg:d="m5700 5072 1948-1145">
          <text:p/>
        </draw:connector>
        <draw:connector draw:style-name="gr12" draw:text-style-name="P2" draw:layer="layout" draw:type="line" svg:x1="5.7cm" svg:y1="5.072cm" svg:x2="7.6cm" svg:y2="5.972cm" draw:start-shape="id1" draw:start-glue-point="1" draw:end-shape="id5" draw:end-glue-point="3" svg:d="m5700 5072 1900 900">
          <text:p/>
        </draw:connector>
        <draw:connector draw:style-name="gr12" draw:text-style-name="P2" draw:layer="layout" draw:type="line" svg:x1="5.7cm" svg:y1="5.072cm" svg:x2="7.6cm" svg:y2="7.772cm" draw:start-shape="id1" draw:start-glue-point="1" draw:end-shape="id6" svg:d="m5700 5072 1900 2700">
          <text:p/>
        </draw:connector>
        <draw:connector draw:style-name="gr14" draw:text-style-name="P2" draw:layer="layout" draw:type="curve" svg:x1="5.978cm" svg:y1="21.81cm" svg:x2="16.674cm" svg:y2="24.5cm" draw:start-shape="id14" draw:start-glue-point="2" draw:end-shape="id18" svg:d="m5978 21810c0 2017 10696 673 10696 2690">
          <text:p/>
        </draw:connector>
        <draw:connector draw:style-name="gr16" draw:text-style-name="P2" draw:layer="layout" draw:type="curve" draw:line-skew="1.972cm" svg:x1="3.696cm" svg:y1="11.592cm" svg:x2="16.674cm" svg:y2="24.5cm" draw:start-shape="id10" draw:start-glue-point="2" draw:end-shape="id18" draw:end-glue-point="0" svg:d="m3696 11592c0 12639 12978 6185 12978 12908">
          <text:p/>
        </draw:connector>
        <draw:connector draw:style-name="gr12" draw:text-style-name="P2" draw:layer="layout" draw:type="curve" svg:x1="6.9cm" svg:y1="27.227cm" svg:x2="4.95cm" svg:y2="26.6cm" draw:start-shape="id15" draw:start-glue-point="1" draw:end-shape="id15" draw:end-glue-point="0" svg:d="m6900 27227c751 0 626-564-49-909s-1901-469-1901 282">
          <text:p/>
        </draw:connector>
        <draw:connector draw:style-name="gr12" draw:text-style-name="P2" draw:layer="layout" draw:type="curve" svg:x1="6.9cm" svg:y1="24.772cm" svg:x2="4.95cm" svg:y2="24.145cm" draw:start-shape="id16" draw:start-glue-point="1" draw:end-shape="id16" draw:end-glue-point="0" svg:d="m6900 24772c751 0 626-564-49-909s-1901-469-1901 282">
          <text:p/>
        </draw:connector>
        <draw:connector draw:style-name="gr14" draw:text-style-name="P2" draw:layer="layout" draw:type="curve" svg:x1="3.504cm" svg:y1="21.182cm" svg:x2="2.122cm" svg:y2="10.964cm" draw:start-shape="id14" draw:start-glue-point="3" draw:end-shape="id10" draw:end-glue-point="3" svg:d="m3504 21182c-2824 0-2133-10218-1382-102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7T20:55:29</meta:creation-date>
    <dc:date>2016-11-27T21:45:38.54</dc:date>
    <meta:editing-duration>PT34M36S</meta:editing-duration>
    <meta:editing-cycles>6</meta:editing-cycles>
    <meta:generator>OpenOffice.org/3.4.1$Win32 OpenOffice.org_project/341m1$Build-9593</meta:generator>
    <meta:document-statistic meta:object-count="51"/>
  </office:meta>
</office:document-meta>
</file>